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nux Libertine O" svg:font-family="'Linux Libertine O'"/>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sans-serif" svg:font-family="sans-serif"/>
  </office:font-face-decls>
  <office:automatic-styles>
    <style:style style:name="P1" style:family="paragraph" style:parent-style-name="Standard">
      <style:paragraph-properties fo:text-align="justify" style:justify-single-word="false"/>
      <style:text-properties style:text-underline-style="none" fo:font-weight="normal" officeooo:rsid="001b04c5" officeooo:paragraph-rsid="001b04c5" style:font-weight-asian="normal" style:font-weight-complex="normal"/>
    </style:style>
    <style:style style:name="P2" style:family="paragraph" style:parent-style-name="Standard">
      <style:paragraph-properties fo:text-align="justify" style:justify-single-word="false"/>
      <style:text-properties style:text-underline-style="none" fo:font-weight="normal" officeooo:rsid="001bb1e5" officeooo:paragraph-rsid="001bb1e5" style:font-weight-asian="normal" style:font-weight-complex="normal"/>
    </style:style>
    <style:style style:name="P3" style:family="paragraph" style:parent-style-name="Standard">
      <style:paragraph-properties fo:text-align="justify" style:justify-single-word="false"/>
      <style:text-properties style:text-underline-style="none" fo:font-weight="normal" officeooo:rsid="001d146c" officeooo:paragraph-rsid="001d146c"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officeooo:rsid="001fa52a" officeooo:paragraph-rsid="00223158"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officeooo:rsid="001fa52a" officeooo:paragraph-rsid="002aa317"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officeooo:rsid="002aa317" officeooo:paragraph-rsid="002aa317"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officeooo:rsid="002b24d1" officeooo:paragraph-rsid="002b24d1"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officeooo:rsid="002be2e7" officeooo:paragraph-rsid="002be2e7" style:font-weight-asian="normal" style:font-weight-complex="normal"/>
    </style:style>
    <style:style style:name="P9" style:family="paragraph" style:parent-style-name="Standard">
      <style:paragraph-properties fo:text-align="justify" style:justify-single-word="false"/>
      <style:text-properties style:text-underline-style="none" fo:font-weight="normal" officeooo:rsid="002d9e3d" officeooo:paragraph-rsid="002d9e3d" style:font-weight-asian="normal" style:font-weight-complex="normal"/>
    </style:style>
    <style:style style:name="P10" style:family="paragraph" style:parent-style-name="Standard">
      <style:paragraph-properties fo:text-align="justify" style:justify-single-word="false"/>
      <style:text-properties style:text-underline-style="none" fo:font-weight="normal" officeooo:rsid="002f3b58" officeooo:paragraph-rsid="003172b8" style:font-weight-asian="normal" style:font-weight-complex="normal"/>
    </style:style>
    <style:style style:name="P11" style:family="paragraph" style:parent-style-name="Standard">
      <style:paragraph-properties fo:text-align="justify" style:justify-single-word="false"/>
      <style:text-properties style:text-underline-style="none" fo:font-weight="normal" officeooo:rsid="002f3b58" officeooo:paragraph-rsid="00349e69"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327c61" officeooo:paragraph-rsid="00327c61" style:font-weight-asian="normal" style:font-weight-complex="normal"/>
    </style:style>
    <style:style style:name="P13" style:family="paragraph" style:parent-style-name="Standard">
      <style:paragraph-properties fo:text-align="justify" style:justify-single-word="false"/>
      <style:text-properties style:text-underline-style="none" fo:font-weight="normal" officeooo:rsid="0033f8a7" officeooo:paragraph-rsid="0033f8a7" style:font-weight-asian="normal" style:font-weight-complex="normal"/>
    </style:style>
    <style:style style:name="P14" style:family="paragraph" style:parent-style-name="Standard">
      <style:paragraph-properties fo:text-align="justify" style:justify-single-word="false"/>
      <style:text-properties style:text-underline-style="none" fo:font-weight="normal" officeooo:rsid="00349e69" officeooo:paragraph-rsid="00349e69" style:font-weight-asian="normal" style:font-weight-complex="normal"/>
    </style:style>
    <style:style style:name="P15" style:family="paragraph" style:parent-style-name="Standard">
      <style:paragraph-properties fo:text-align="justify" style:justify-single-word="false"/>
      <style:text-properties style:text-underline-style="none" fo:font-weight="normal" officeooo:rsid="00349e69" officeooo:paragraph-rsid="0037c49b" style:font-weight-asian="normal" style:font-weight-complex="normal"/>
    </style:style>
    <style:style style:name="P16" style:family="paragraph" style:parent-style-name="Standard">
      <style:paragraph-properties fo:text-align="justify" style:justify-single-word="false"/>
      <style:text-properties style:text-underline-style="none" fo:font-weight="normal" officeooo:rsid="00369097" officeooo:paragraph-rsid="0037c49b" style:font-weight-asian="normal" style:font-weight-complex="normal"/>
    </style:style>
    <style:style style:name="P17" style:family="paragraph" style:parent-style-name="Standard">
      <style:paragraph-properties fo:text-align="justify" style:justify-single-word="false"/>
      <style:text-properties style:text-underline-style="none" fo:font-weight="normal" officeooo:rsid="0037c49b" officeooo:paragraph-rsid="00349e69" style:font-weight-asian="normal" style:font-weight-complex="normal"/>
    </style:style>
    <style:style style:name="P18" style:family="paragraph" style:parent-style-name="Standard">
      <style:paragraph-properties fo:text-align="justify" style:justify-single-word="false"/>
      <style:text-properties style:text-underline-style="none" fo:font-weight="normal" officeooo:rsid="0037c49b" officeooo:paragraph-rsid="0037c49b" style:font-weight-asian="normal" style:font-weight-complex="normal"/>
    </style:style>
    <style:style style:name="P19" style:family="paragraph" style:parent-style-name="Standard">
      <style:paragraph-properties fo:text-align="justify" style:justify-single-word="false"/>
      <style:text-properties style:text-underline-style="none" fo:font-weight="normal" officeooo:rsid="00388816" officeooo:paragraph-rsid="00388816" style:font-weight-asian="normal" style:font-weight-complex="normal"/>
    </style:style>
    <style:style style:name="T1" style:family="text">
      <style:text-properties officeooo:rsid="001bb1e5"/>
    </style:style>
    <style:style style:name="T2" style:family="text">
      <style:text-properties officeooo:rsid="001ebbd6"/>
    </style:style>
    <style:style style:name="T3" style:family="text">
      <style:text-properties officeooo:rsid="001f1611"/>
    </style:style>
    <style:style style:name="T4" style:family="text">
      <style:text-properties officeooo:rsid="001fa52a"/>
    </style:style>
    <style:style style:name="T5" style:family="text">
      <style:text-properties officeooo:rsid="00211496"/>
    </style:style>
    <style:style style:name="T6" style:family="text">
      <style:text-properties officeooo:rsid="00223158"/>
    </style:style>
    <style:style style:name="T7" style:family="text">
      <style:text-properties officeooo:rsid="00238fe3"/>
    </style:style>
    <style:style style:name="T8" style:family="text">
      <style:text-properties officeooo:rsid="00257a24"/>
    </style:style>
    <style:style style:name="T9" style:family="text">
      <style:text-properties officeooo:rsid="0025c7e6"/>
    </style:style>
    <style:style style:name="T10" style:family="text">
      <style:text-properties officeooo:rsid="0028bb20"/>
    </style:style>
    <style:style style:name="T11" style:family="text">
      <style:text-properties officeooo:rsid="002a8352"/>
    </style:style>
    <style:style style:name="T12" style:family="text">
      <style:text-properties officeooo:rsid="002aa317"/>
    </style:style>
    <style:style style:name="T13" style:family="text">
      <style:text-properties officeooo:rsid="002b24d1"/>
    </style:style>
    <style:style style:name="T14" style:family="text">
      <style:text-properties officeooo:rsid="002c2265"/>
    </style:style>
    <style:style style:name="T15" style:family="text">
      <style:text-properties officeooo:rsid="002dbbd6"/>
    </style:style>
    <style:style style:name="T16" style:family="text">
      <style:text-properties officeooo:rsid="00313546"/>
    </style:style>
    <style:style style:name="T17" style:family="text">
      <style:text-properties officeooo:rsid="003159f6"/>
    </style:style>
    <style:style style:name="T18" style:family="text">
      <style:text-properties officeooo:rsid="003172b8"/>
    </style:style>
    <style:style style:name="T19" style:family="text">
      <style:text-properties officeooo:rsid="00355b92"/>
    </style:style>
    <style:style style:name="T20" style:family="text">
      <style:text-properties officeooo:rsid="00359a59"/>
    </style:style>
    <style:style style:name="T21" style:family="text">
      <style:text-properties officeooo:rsid="0036aad3"/>
    </style:style>
    <style:style style:name="T22" style:family="text">
      <style:text-properties officeooo:rsid="003888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ment jouer</text:p>
      <text:p text:style-name="P1">Le fonctionnement de cette aventure est quasi-identique à celui de l’aventure introductive (à ceci près que ce seront vos choix plus souvent que vos résultats qui seront en jeu dans les orientations). Si vous n’avez pas joué celle-ci, vous devriez au moins lire l’encart « les aventures en solo ».</text:p>
      <text:p text:style-name="P1">Pour ce qui est des règles, je vais partir du principe que vous avez lu le chapitre « règles essentielles », vous devriez au moins survoler celui-ci afin de comprendre les notation<text:span text:style-name="T1">s.</text:span></text:p>
      <text:p text:style-name="P1"/>
      <text:p text:style-name="P1">Caractéristiques <text:span text:style-name="T1">des monstres</text:span></text:p>
      <text:p text:style-name="P2">Vous aurez peut-être à combattre des monstres durant cette aventure (quoi que je ne vous le souhaite pas!), auquel cas ceux-ci vous seront systématiquement présentés sous la forme suivante :</text:p>
      <text:p text:style-name="P2">Attaque : le jet d’attaque du monstre, sous la forme XgY.</text:p>
      <text:p text:style-name="P2">Dégâts : le total des dégâts que le monstre vous inflige sur chaque touche avant incréments (VD, compétence et physique sont donc déjà comptés). Il vous faudra ajuster ce total par le bonus d’incréments en fonction du résultat du jet d’attaque du monstre par rapport à la défense de votre personnage.</text:p>
      <text:p text:style-name="P2">Défense : la défense du monstre, pour déterminer si vous le touchez avec vos jets d’attaque (et obtenez des incréments).</text:p>
      <text:p text:style-name="P2">Absorption : le jet d’absorption du monstre, sous la forme XgY.</text:p>
      <text:p text:style-name="P2">Santé : la santé du monstre, sous la forme rupture/mort. N’oubliez pas de ne plus faire exploser les dés du monstre quand son point de rupture est atteint ou dépassé.</text:p>
      <text:p text:style-name="P2">Lors des combats, le mieux est de noter les caractéristiques du monstre sur du papier et d’y suivre ses éventuelles blessures au fur et à mesure que le combat progresse.</text:p>
      <text:p text:style-name="P2"/>
      <text:p text:style-name="P2"/>
      <text:p text:style-name="P3">L’Empire de Ganæ est vieux, deux fois millénaire, le poids des années pèse sur le plus ancien état du continent de Damarkar. Si la décadence a fragilisé son administration, minée par l’incompétence et la corruption, l’Empire est toujours le phare de la civilisation humaine et Euphoria, sa glorieuse capitale, est la plus altière cité du monde. Mais le statut d’Euphoria est lui-même symbolique de l’effondrement continu de l’Empire : l’antique capitale de Ganæ, <text:span text:style-name="T2">mère des cités durant plus de dix siècles, a été perdue il y a déjà bien longtemps et se trouve désormais aux mains des barbares Kobrads. Les Ganéens, sentant la fin proche, a</text:span><text:span text:style-name="T3">vaient pris soin de</text:span><text:span text:style-name="T2"> démont</text:span><text:span text:style-name="T3">er</text:span><text:span text:style-name="T2"> pierre par pierre les immense palais et monuments impériaux avant de les transporter </text:span><text:span text:style-name="T3">loin au sud, </text:span><text:span text:style-name="T2">pour les ériger de nouveau </text:span><text:span text:style-name="T3">sur </text:span><text:span text:style-name="T6">cette île du grand fleuve Porphyron où Euphoria naissait</text:span><text:span text:style-name="T3">. Mais les antiques arts qui avaient permis leur construction avaient déjà été perdus : bien des plus subtiles structures ne purent être répliquées, sans parler des mystérieuses machines permettant de faire suivre aux palais la course du soleil. L’Augustaion d’Euphoria ne contient donc que des palais tristement figés et imparfaits : davantage un testament qu’un témoignage de la grandeur de l’Empire.</text:span></text:p>
      <text:p text:style-name="P4">Et pourtant, Euphoria est si riche, si raffinée, elle est la plus grande ville du monde et, à l’observer, l’on oublie que l’Empire qui l’entour s’érode peu à peu. <text:span text:style-name="T5">Ses dômes chatoyants enchantent, le raffinement de ses mœurs mystifie, la vibrance de sa culture ébranle. Euphoria est comme le souffle d’une amante : un ravissement qui captive. </text:span><text:span text:style-name="T6">Ainsi, la cour frivole de l’Augustaion danse au bord du précipice, oubliant les royaumes barbares naissant sur les territoires abandonnés depuis la fin des légions de l’ancien empire, oubliant la désintégration progressive de l’autorité du trône sur les provinces toujours détenues et s’illusionnant sur la portée réelle des édits de l’Empereur.</text:span></text:p>
      <text:p text:style-name="P4"><text:span text:style-name="T6">Et comment l’en blâmer ? Car l’Empire de Ganæ rayonne toujours par sa civilisation : qu’ils soient indépendants ou juste rebelles, ses anciens territoires partagent toujours l’essentiel de sa culture, et notamment des formes locale de la religion du Panthéon pourpre : vénérant les quatre hypostases, les seuls des dieux anciens à avoir survécu à la terrible guerre céleste nommée « Nuit Écarlate », où les divinités s’entre-déchirèrent, ne laissant que ces quatre </text:span><text:span text:style-name="T7">entités qui pactisèrent alors pour rétablir l’ordre dans la création en s’unissant pour exercer leurs pouvoirs de façon </text:span><text:soft-page-break/><text:span text:style-name="T7">collective. Les prêtres ganéens les considèrent comme une sorte de divinité unique ayant quatre aspects, chacun résidant dans sa propre sphère de cristal, au-delà du grand Panthéon céleste, dont les portes séparent le monde des hommes de la dimension des esprits. </text:span><text:span text:style-name="T8">Le Panthéon pourpre est craint et apaisé plutôt que vénéré ; Kaer-Sha, l’écorché, dieu de l’ordre, aux jugements impitoyables, Shevith, la masquée, déesse de la parole, reine des poèmes comme des mensonges, Naaresh, le morne, dieu de la mort, </text:span><text:span text:style-name="T9">ne tolérant pas l’espoir</text:span><text:span text:style-name="T8"> </text:span><text:span text:style-name="T9">et Shonada, la difforme, déesse de la vie, immonde et purulente, </text:span><text:span text:style-name="T10">l</text:span><text:span text:style-name="T9">es quatre divinités ne sont une force de progrès que, lorsque réunies, elles neutralisent leurs excès.</text:span></text:p>
      <text:p text:style-name="P4"/>
      <text:p text:style-name="P5">Le Vieil Empire est l'allié du temps, dédié au Panthéon <text:span text:style-name="T11">pourpre </text:span>et croyant toujours en sa destinée, Euphoria attend la nuit avec le plus total détachement. Voici un siècle et demi qu'à pris fin l’ère des quatre empereurs de fer. Depuis la mort du dernier d'entre eux, Simèon l'austère, trois grandes familles aristocratiques : les Antazènes, les Samocrites et les Dèzanides, font et défont les empereurs, véritables marionnettes prisonnières des désirs de leur propre cour. <text:span text:style-name="T12">Ces jeux politiques échappent à la populace et la majorité des Ganéens y est étrangère. Mais pas VOUS.</text:span></text:p>
      <text:p text:style-name="P6">Vous avez gagné la confiance du clan des Antazènes à force de dévouement et les servez, conformément à l’antique système du patroclinium : ce lien sacré entre un patronage et une clientèle. Vous avez même eu le privilège d’assister à certains des sacra gentilicia, les rites privés de la famille. Et ce soir un messager est arrivé dans votre chambre du Grand Palais pour vous annoncer que vous étiez sur le point d’accéder à l’honneur suprême : Flavius Antazenos, le paterfamilias, a demandé à vous recevoir personnellement. Vous n’imaginiez pas qu’un si auguste personnage ait conscience de votre existence et n’osiez espérer pouvoir un jour croiser son regard, et certainement pas lui adresser la parole.</text:p>
      <text:p text:style-name="P6">Quelle <text:span text:style-name="T13">importante mission nécessite une entrevue de si haut niveau, surtout si tard dans la nuit ?</text:span></text:p>
      <text:p text:style-name="P7">Pour le découvrir, rendez-vous au 1.</text:p>
      <text:p text:style-name="P5"/>
      <text:p text:style-name="P5"/>
      <text:p text:style-name="P8">Montant les marches de marbre du palais des Antazènes, vous entrez dans l’atrium. Vous n’êtes jamais allé plus loin que cette salle où est reçue la clientèle du clan et où se déroule tous les matins le rituel de la salutatio, où doléances sont écoutées et ordres donnés (toujours par un Antazène de rang inférieur dans votre cas). <text:span text:style-name="T14">Un instant vous repensez aux événements de l’année écoulée, durant laquelle vous avez prouvé votre loyauté aux Antazènes au cours de la brutale </text:span><text:span text:style-name="T4"><text:s/>guerre civile </text:span><text:span text:style-name="T14">qui vit</text:span><text:span text:style-name="T4"> l'alliance entre Flavius Antazènos, </text:span><text:span text:style-name="T11">surnommé</text:span><text:span text:style-name="T4"> Terasoctonos </text:span><text:span text:style-name="T14">(« tueur de bêtes », en référence à son action punitive contre les barbares de Vraanesh),</text:span><text:span text:style-name="T4"> et Basile Samocrite </text:span><text:span text:style-name="T14">vaincre</text:span><text:span text:style-name="T4"> les troupes de Zénon Dézanès et impos</text:span><text:span text:style-name="T14">er</text:span><text:span text:style-name="T4"> sur le trône de la chambre pourpre son empereur fantoche : Solos le jeune, un enfant de huit ans.</text:span></text:p>
      <text:p text:style-name="P8"/>
      <text:p text:style-name="P9">Vous reconnaissant, les gardes vous laissent passer et un chambellan empressé <text:span text:style-name="T15">vous guide à travers les couloirs, sa lampe à huile jetant des ombres dansantes sur les délicates fresques qui les ornent. Une fois devant le tablinum (la pièce du maître), il annonce votre nom d’une voix de stentor.</text:span></text:p>
      <text:p text:style-name="P9"/>
      <text:p text:style-name="P14">CNAEUS ET ELEUTHERIA</text:p>
      <text:p text:style-name="P11">Vous avez rejoint très jeune les rangs de la tagmata, la principale des armées de l’Empire, conçue pour répondre rapidement aux menaces d’invasion et en grande partie constituée de mercenaires. Vous y avez côtoyé de nombreux barbares avides de l’or d’Euphoria, mais à la loyauté discutable. Vous avez connu Flavius Antazènos durant la campagne contre les hommes-bêtes des forêts de Vraanesh. <text:span text:style-name="T16">C’est à cette époque que ce stratège brillant a gagné votre loyauté : là où nombre de généraux n’hésitent pas à sacrifier leurs hommes, le Terasoctonos a toujours su préserver les siens, infligeant d’importants revers à l’ennemi et stabilisant la frontière orientale de l’Empire. </text:span></text:p>
      <text:p text:style-name="P11"/>
      <text:p text:style-name="P17"/>
      <text:p text:style-name="P11"/>
      <text:p text:style-name="P10"><text:soft-page-break/><text:span text:style-name="T18">C’est durant une bataille que vous avez sauvé la vie d’un jeune noble inconscient paradant sans de façon inconséquente sur le front dans son armure sertie de pierreries et manquant d’être décapité par un barbare. Vous interposant, vous parvîntes à arrêter la lame de l’homme-bête, au prix d’une cruelle estafilade. Le nom de ce jeune noble ? Flavius Antazènos Minor, fils de Flavius Antazènos Terasoctonos. Le clan n’oublia pas ce geste et utilisa son influence pour vous promouvoir puis, lorsque vous fûtes de retour </text:span><text:span text:style-name="T17">à Euphoria, </text:span><text:span text:style-name="T18">il vous prit à son service. C’est probablement votre loyauté sans faille qui vous a valu l’entretien de cette nuit : </text:span><text:span text:style-name="T22">aucune mission n’est en dessous de vous, vous avez accompli les besognes les plus sordides pour le clan des Antazènes, ne vous plaignant jamais.</text:span></text:p>
      <text:p text:style-name="P10"/>
      <text:p text:style-name="P19">Combattant </text:p>
      <text:p text:style-name="P19"/>
      <text:p text:style-name="P12">Ne souhaitant pas vous rendre à cet entretien armé de pied en cap, vous avez laissé la plupart des pièces de votre armure, votre casque, votre lance ainsi que votre bouclier chez vous. Mais au cas où il vous serez demandé de combattre rapidement, vous avez conservé votre cuirasse d’écailles et votre spatha afin de pouvoir faire face à toute situation.</text:p>
      <text:p text:style-name="P13">Manquant de grâce dans cet univers feutré, vous pliez un peu le tapis du couloir et tressaillez, ré-arrangeant votre tunique, dans l’espoir que votre apparence ne soit pas trop rustre pour le paterfamilias. Le chambrier perçoit votre gêne et soupire brièvement, semblant éprouver le même désarroi à vous annoncer qu’il n’en aurait eu à guider un verrat dans ce palais parfumé.</text:p>
      <text:p text:style-name="P12">« Cnaeus, kentarque de la Tagmata, » annonce le chambrier d’un air pincé.</text:p>
      <text:p text:style-name="P12">« Qu’il entre, » répond une voix ferme et décidée.</text:p>
      <text:p text:style-name="P12">Votre cœur se pince, le grand moment est arrivé.</text:p>
      <text:p text:style-name="P12"/>
      <text:p text:style-name="P12"/>
      <text:p text:style-name="P12"/>
      <text:p text:style-name="P15">C’est depuis votre plus jeune âge que vous baignez dans les jeux de la cour impériale. Apprendre par cœur les bannières et armes des dignitaires de l’Empire et des royaumes barbares a toujours été un jeu pour vous, cela a grandement facilité votre accès au poste que vous occupez. Vous avez connu Flavius Antazénos durant une cérémonie protocolaire. Son talent <text:span text:style-name="T19">vous a immédiatement sauté aux yeux : par un subtil placement de ses pions, il parvint à humilier grandement un rival politique. Vous avez immédiatement décidé que vous devriez compter parmi ses alliés plutôt que parmi ses ennemis car, lors de l’inévitable prochain conflit entre factions nobles, il </text:span><text:span text:style-name="T20">serait</text:span><text:span text:style-name="T19"> </text:span><text:span text:style-name="T20">certaine</text:span><text:span text:style-name="T19">ment victorieux.</text:span></text:p>
      <text:p text:style-name="P16">C’est à l’occasion des funérailles du précédent empereur, Simèon l’austère, que vous avez trouvé matière à vous rendre utile aux Antazènes. Ayant compris la rivalité croissante entre Flavius Antazènos et Zénon Dézanès, vous avez pu, en tant que chambellane, interdire l’accès à la chambre pourpre au fils de ce dernier, au prétexte d’une erreur mineure dans le port de son loros, la lourde robe cérémonielle des dignitaires de la cour. Vous avez ensuite poursuivi votre œuvre en rédigeant un poème louant, a contrario, la dignité de Flavius Antazènos Minor, le fils Flavius Antazènos Terasoctonos. Le poème eut un grand succès à la cour et le clan Antazène vous reçu alors en sa clientèle. <text:span text:style-name="T21">Vous le servez depuis lors, attendant avec impatience une nouvelle occasion de progresser dans les rangs des officiels de la cour grâce à leur soutien, dont vous savez qu’il devra être payé par un service sans faille.</text:span></text:p>
      <text:p text:style-name="P18">Souhaitant faire la meilleure impression possible, vous avez revêtue votre plus belle divetesion, cette robe formelle portée à la cour en dehors des cérémonies. Vous avez aussi enduit votre chevelure de vos meilleures huiles parfumées, revêtu un voile de soie diaphane et passé vos plus beaux bijoux.</text:p>
      <text:p text:style-name="P18">Intimidée par l’enjeu de la situation mais à l’aise dans ce palais qui est votre environnement naturel, et même votre terrain de chasse, vous testez vos talents sur le chambrier en réajustant négligemment votre robe sur une de vos épaules, dévoilée juste assez longtemps pour attirer son regard sans donner dans la gaucherie. Vous remarquez qu’il tressaille et devez réprimer un sourire <text:soft-page-break/>lorsque vous constatez à quel point votre petit jeu l’a déstabilisé, lui qui se doit de rester toujours des plus formels.</text:p>
      <text:p text:style-name="P18">« Éleuthéria, chambelane du grand palais, » finit-il par annoncer d’une voix saccadée.</text:p>
      <text:p text:style-name="P18">« Qu’elle entre, » répond une voix ferme et décidée.</text:p>
      <text:p text:style-name="P18">Vos yeux plissent d’un air décidé, le grand moment est arrivé.</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nux Libertine O" svg:font-family="'Linux Libertine O'"/>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nux Libertine O"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nux Libertine O"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nux Libertine O" fo:font-family="'Linux Libertine O'"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nux Libertine O" fo:font-family="'Linux Libertine O'"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Linux Libertine O" fo:font-family="'Linux Libertine O'"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nux Libertine O" fo:font-family="'Linux Libertine O'" fo:language="zxx" fo:country="none" style:font-size-asian="12pt" style:language-asian="zxx" style:country-asian="none" style:font-name-complex="Lohit Devanagari1" style:font-family-complex="'Lohit Devanagari'"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3T14:32:56.595189138</meta:creation-date>
    <dc:date>2022-01-30T20:16:34.863030132</dc:date>
    <meta:editing-duration>PT12H50M32S</meta:editing-duration>
    <meta:editing-cycles>18</meta:editing-cycles>
    <meta:generator>LibreOffice/7.2.5.2.0$Linux_X86_64 LibreOffice_project/20$Build-2</meta:generator>
    <meta:document-statistic meta:table-count="0" meta:image-count="0" meta:object-count="0" meta:page-count="4" meta:paragraph-count="36" meta:word-count="2018" meta:character-count="12334" meta:non-whitespace-character-count="10349"/>
  </office:meta>
</office:document-meta>
</file>